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TRendererConfigurator.configure( Renderer rende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TRendererConfigurator.TXT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